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.984cm" fo:margin-right="1.958cm" fo:text-align="center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1.984cm" fo:margin-right="1.958cm" fo:text-align="center" style:justify-single-word="false" fo:text-indent="0cm" style:auto-text-indent="false" fo:break-before="page"/>
      <style:text-properties fo:font-size="9pt" style:font-size-asian="9pt" style:font-size-complex="9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font-name="DejaVu San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JODConverter</text:p>
      <text:p text:style-name="P4">Java OpenDocument Converter</text:p>
      <text:p text:style-name="P4"/>
      <text:p text:style-name="P1">Automated document conversions using OpenOffice.or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ference Documentation</text:p>
      <text:p text:style-name="P1"/>
      <text:p text:style-name="P1"/>
      <text:p text:style-name="P1">Version 3.0 beta 1 – 2008-08-?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<text:span text:style-name="T3">©</text:span> 2008 Mirko Nasato</text:p>
      <text:p text:style-name="P1"/>
      <text:p text:style-name="P6">Permission is granted to copy, distribute and/or modify this document under the terms of the GNU Free Documentation License, Version 1.2 or any later <text:span text:style-name="T1">version </text:span>published by the Free Software Foundation; with no Invariant Sections, no Front-Cover Texts, and no Back-Cover Texts. <text:s/>A copy of the license is available at <text:a xlink:type="simple" xlink:href="http://www.gnu.org/copyleft/fdl.html"><text:span text:style-name="T2">http://www.gnu.org/copyleft/fdl.html</text:span></text:a>. </text:p>
      <text:p text:style-name="P6"/>
      <text:p text:style-name="P7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ntroduction<text:tab/>3</text:p>
          <text:p text:style-name="P9">Requirements<text:tab/>3</text:p>
          <text:p text:style-name="P9">Command Line Usage<text:tab/>3</text:p>
        </text:index-body>
      </text:table-of-content>
      <text:p text:style-name="P6"/>
      <text:h text:style-name="P8" text:outline-level="1">Introduction</text:h>
      <text:p text:style-name="P5"/>
      <text:h text:style-name="Heading_20_1" text:outline-level="1">Requirements</text:h>
      <text:p text:style-name="P5"/>
      <text:h text:style-name="Heading_20_1" text:outline-level="1">Command Line Usage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irko Nasato</meta:initial-creator>
    <meta:creation-date>2008-07-27T15:35:24</meta:creation-date>
    <dc:creator>Mirko Nasato</dc:creator>
    <dc:date>2008-08-03T18:30:19</dc:date>
    <meta:editing-cycles>26</meta:editing-cycles>
    <meta:editing-duration>PT28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4" meta:word-count="94" meta:character-count="633"/>
  </office:meta>
</office:document-meta>
</file>